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nake.xml" manifest:media-type="text/xml"/>
  <manifest:file-entry manifest:full-path="Basic/Standard/shortcut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5.65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11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5mm"/>
    </style:style>
    <style:style style:name="ro1" style:family="table-row">
      <style:table-row-properties style:row-height="18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00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ext-properties fo:font-size="44pt" style:font-size-asian="44pt" style:font-size-complex="44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nak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tart" form:control-implementation="ooo:com.sun.star.form.component.CommandButton" xml:id="control1" form:id="control1" form:label="Star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nake.Start?language=Basic&amp;location=document" xlink:type="simple"/>
              </office:event-listeners>
            </form:button>
            <form:button form:name="btn_install" form:control-implementation="ooo:com.sun.star.form.component.CommandButton" xml:id="control2" form:id="control2" form:label="Install Shortcuts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nake.installShortcuts?language=Basic&amp;location=document" xlink:type="simple"/>
              </office:event-listeners>
            </form:button>
            <form:button form:name="btn_uninstall" form:control-implementation="ooo:com.sun.star.form.component.CommandButton" xml:id="control3" form:id="control3" form:label="Uninstall Shortcuts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nake.uninstallShortcuts?language=Basic&amp;location=document" xlink:type="simple"/>
              </office:event-listeners>
            </form:button>
          </form:form>
        </office:forms>
        <table:shapes>
          <draw:control draw:z-index="0" draw:text-style-name="P1" svg:width="18.23mm" svg:height="7.45mm" svg:x="69.66mm" svg:y="3.46mm" draw:control="control1"/>
          <draw:control draw:z-index="1" draw:text-style-name="P1" svg:width="42mm" svg:height="7.98mm" svg:x="92.08mm" svg:y="1.06mm" draw:control="control2"/>
          <draw:control draw:z-index="2" draw:text-style-name="P1" svg:width="39.83mm" svg:height="6.12mm" svg:x="93.09mm" svg:y="11.44mm" draw:control="control3"/>
        </table:shapes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2" table:default-cell-style-name="ce2"/>
        <table:table-column table:style-name="co5" table:number-columns-repeated="5" table:default-cell-style-name="Default"/>
        <table:table-column table:style-name="co5" table:number-columns-repeated="3" table:default-cell-style-name="ce2"/>
        <table:table-column table:style-name="co5" table:number-columns-repeated="17" table:default-cell-style-name="Default"/>
        <table:table-column table:style-name="co4" table:number-columns-repeated="97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nake</text:p>
          </table:table-cell>
          <table:covered-table-cell table:number-columns-repeated="2"/>
          <table:table-cell/>
          <table:table-cell table:style-name="Default" table:number-columns-repeated="13"/>
          <table:table-cell table:style-name="ce6" office:value-type="string" calcext:value-type="string" table:number-columns-spanned="11" table:number-rows-spanned="1">
            <text:p>Score:</text:p>
          </table:table-cell>
          <table:covered-table-cell table:number-columns-repeated="9" table:style-name="Default"/>
          <table:covered-table-cell/>
          <table:table-cell table:style-name="ce6" office:value-type="float" office:value="0" calcext:value-type="float" table:number-columns-spanned="7" table:number-rows-spanned="1">
            <text:p>0</text:p>
          </table:table-cell>
          <table:covered-table-cell table:number-columns-repeated="3"/>
          <table:covered-table-cell table:number-columns-repeated="3" table:style-name="Default"/>
          <table:table-cell table:number-columns-repeated="989"/>
        </table:table-row>
        <table:table-row table:style-name="ro2">
          <table:table-cell table:style-name="ce2"/>
          <table:table-cell table:style-name="ce5" table:number-columns-repeated="19"/>
          <table:table-cell table:number-columns-repeated="7"/>
          <table:table-cell table:style-name="ce2" table:number-columns-repeated="5"/>
          <table:table-cell table:number-columns-repeated="3"/>
          <table:table-cell table:style-name="ce2" table:number-columns-repeated="846"/>
          <table:table-cell table:number-columns-repeated="143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number-columns-repeated="31"/>
          <table:table-cell table:style-name="Default" table:number-columns-repeated="3"/>
          <table:table-cell table:number-columns-repeated="989"/>
        </table:table-row>
        <table:table-row table:style-name="ro2">
          <table:table-cell office:value-type="string" calcext:value-type="string">
            <text:p>Arena_x</text:p>
          </table:table-cell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20"/>
          <table:table-cell table:style-name="ce2" table:number-columns-repeated="5"/>
          <table:table-cell table:number-columns-repeated="3"/>
          <table:table-cell table:style-name="ce2" table:number-columns-repeated="989"/>
        </table:table-row>
        <table:table-row table:style-name="ro2">
          <table:table-cell office:value-type="string" calcext:value-type="string">
            <text:p>Arena_y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23"/>
          <table:table-cell table:style-name="ce2" table:number-columns-repeated="5"/>
          <table:table-cell table:number-columns-repeated="3"/>
          <table:table-cell table:style-name="ce2" table:number-columns-repeated="989"/>
        </table:table-row>
        <table:table-row table:style-name="ro2">
          <table:table-cell office:value-type="string" calcext:value-type="string">
            <text:p>Arena_width</text:p>
          </table:table-cell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23"/>
          <table:table-cell table:style-name="ce2" table:number-columns-repeated="5"/>
          <table:table-cell table:number-columns-repeated="3"/>
          <table:table-cell table:style-name="ce2" table:number-columns-repeated="989"/>
        </table:table-row>
        <table:table-row table:style-name="ro2">
          <table:table-cell office:value-type="string" calcext:value-type="string">
            <text:p>Arena_height</text:p>
          </table:table-cell>
          <table:table-cell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Snake_start_x</text:p>
          </table:table-cell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Snake_start_y</text:p>
          </table:table-cell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Snake_color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Arena_col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/>
          <table:table-cell table:style-name="ce2" table:number-columns-repeated="989"/>
        </table:table-row>
        <table:table-row table:style-name="ro2">
          <table:table-cell office:value-type="string" calcext:value-type="string">
            <text:p>Bounty_color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8"/>
          <table:table-cell table:style-name="Default" table:number-columns-repeated="3"/>
          <table:table-cell table:number-columns-repeated="989"/>
        </table:table-row>
        <table:table-row table:style-name="ro2" table:number-rows-repeated="6">
          <table:table-cell table:style-name="Default"/>
          <table:table-cell table:number-columns-repeated="31"/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 table:number-columns-repeated="3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09:45:27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32:43.818999827</meta:creation-date>
    <meta:generator>LibreOffice/5.4.2.2$Windows_x86 LibreOffice_project/22b09f6418e8c2d508a9eaf86b2399209b0990f4</meta:generator>
    <dc:date>2018-03-28T09:49:30.371000000</dc:date>
    <meta:editing-duration>PT4H4M31S</meta:editing-duration>
    <meta:editing-cycles>188</meta:editing-cycles>
    <meta:document-statistic meta:table-count="1" meta:cell-count="30" meta:object-count="3"/>
  </office:meta>
</office:document-meta>
</file>

<file path=Basic/Standard/Snake.xml><?xml version="1.0" encoding="utf-8"?>
<!DOCTYPE module  PUBLIC '-//OpenOffice.org//DTD OfficeDocument 1.0//EN'  'module.dtd'>
<script:module xmlns:script="http://openoffice.org/2000/script" script:name="Snake" script:language="StarBasic">REM  *****  BASIC  *****

Type Parameters
	arena_x as Integer
	arena_y as Integer
	arena_width as Integer
	arena_height as Integer
	snake_start_x as Integer
	snake_start_y as Integer
	delay as Integer
	snake_color(2) as Integer
	bounty_color(2) as Integer
	arena_color(2) as Integer
End Type

Type SnakeDirection
	x as Integer
	y as Integer
End Type

Type SnakeSegment
	x as Integer
	y as Integer
End Type

Type Snake
	stack(32)
	len as Integer
	dir as SnakeDirection
	target as SnakeSegment
	do_free as Boolean
	free_seg as SnakeSegment
End Type

Type Bounty
	x as Integer
	y as Integer
End Type

Type Context
	params as Parameters
	snake as Snake
	bounty as Bounty
	score as Integer
End Type

REM Erstelle die globale Context-Variable
Dim ctx as Context

Sub Main

End Sub

Sub Start
	Randomize
	ctx.score = -1
	loadParameters
	drawArena
	createSnake
	placeBounty

	do while isNoCollision()
		updateSnake
		drawSnake
		drawBounty
		wait(ctx.params.delay)
	loop
	Randomize
End Sub

Sub increaseScore
	ctx.score = ctx.score + 1
	sheet = thisComponent.sheets(0)
	cell = sheet.getCellByPosition(28, 0)
	cell.value = ctx.score
End Sub


Sub drawSnake
	sheet = thisComponent.sheets(0)
	snakeColor = RGB(ctx.params.snake_color(0), ctx.params.snake_color(1),ctx.params.snake_color(2))
	For i=0 to ctx.snake.len-1
		seg = ctx.snake.stack(i)
		x = seg.x + ctx.params.arena_x + 1
		y = seg.y + ctx.params.arena_y + 1
		cell = sheet.getCellByPosition(x, y)
		cell.CellBackColor = snakeColor
	Next i
	if ctx.snake.do_free = True then
		free_seg = ctx.snake.free_seg
		x = free_seg.x + ctx.params.arena_x + 1
		y = free_seg.y + ctx.params.arena_y + 1
		cell = sheet.getCellByPosition(x, y)
		cell.IsCellBackgroundTRansparent = True
	end if
End Sub

Function isNoCollision() as Boolean
	Dim collision as Boolean
	collision = doesSnakeCollideArena() OR doesSnakeCollideSelf()
	isNoCollision = NOT collision
End Function

Function doesSnakeCollideArena() as Boolean
	w = ctx.params.arena_width
	h = ctx.params.arena_height
	if ctx.snake.target.x &lt; 0 then
		doesSnakeCollideArena = True
	elseif ctx.snake.target.y &lt; 0 then
		doesSnakeCollideArena = True
	elseif ctx.snake.target.x &gt;= w then
		doesSnakeCollideArena = True 
	elseif ctx.snake.target.y &gt;= h then
		doesSnakeCollideArena = True
	else
		doesSnakeCollideArena = False
	end if
End Function


Function doesSnakeCollideSelf() as Boolean
	doesSnakeCollideSelf = False
	for i=0 to ctx.snake.len-1
		seg = ctx.snake.stack(i)
		if seg.x = ctx.snake.target.x AND seg.y = ctx.snake.target.y then
			doesSnakeCollideSelf = True
		end if
	next i
End Function

Sub drawBounty
	b = ctx.bounty
	x = ctx.params.arena_x
	y = ctx.params.arena_y
	color = RGB(ctx.params.bounty_color(0), ctx.params.bounty_color(1),ctx.params.bounty_color(2))
	cell = thisComponent.sheets(0).getCellByPosition(b.x + x + 1, b.y + y + 1)
	cell.CellBackColor = color
End Sub

Sub placeBounty
	increaseScore
	w = ctx.params.arena_width
	h = ctx.params.arena_height
	stack = ctx.snake.stack
	Dim isNotOkay as Boolean
	isNotOkay = True
	do while isNotOkay
		x = INT(RND * (w-1))
		y = INT(RND * (h-1))
		isNotOkay = False
		for i=0 to ctx.snake.len - 1
			seg = stack(i)
			if x = seg.x AND y = seg.y then
				isNotOkay = True
			end if 
		next i
	loop
	
	ctx.bounty.x = x
	ctx.bounty.y = y
	
End Sub

Sub updateSnake
	bounty = ctx.bounty
	
	if ctx.snake.target.x = bounty.x AND ctx.snake.target.y = bounty.y then
		ctx.snake.do_free = False
		Dim seg as new SnakeSegment
		seg.x = bounty.x
		seg.y = bounty.y
		ctx.snake.stack(ctx.snake.len) = seg
		ctx.snake.len = ctx.snake.len + 1
		placeBounty
	else
		ctx.snake.do_free = True
		ctx.snake.free_seg.x = ctx.snake.stack(0).x
		ctx.snake.free_seg.y = ctx.snake.stack(0).y
		for i=0 to ctx.snake.len-1
			seg = ctx.snake.stack(i)
			if i&lt;ctx.snake.len-1 then
				next_seg = ctx.snake.stack(i+1)
				seg.x = next_seg.x
				seg.y = next_seg.y
			else
				seg.x = ctx.snake.target.x
				seg.y = ctx.snake.target.y
			end if
		next i
	end if
	ctx.snake.target.x = ctx.snake.target.x + ctx.snake.dir.x
	ctx.snake.target.y = ctx.snake.target.y + ctx.snake.dir.y
End Sub

Sub createSnake
	Dim snake as new Snake
	snake.len = 2
	snake.dir.x = 1
	snake.dir.y = 0
	
	Dim seg1 as new SnakeSegment
	Dim seg2 as new SnakeSegment
	seg1.x = ctx.params.snake_start_x - 1
	seg1.y = ctx.params.snake_start_y
	seg2.x = ctx.params.snake_start_x
	seg2.y = ctx.params.snake_start_y
	
	snake.stack(0) = seg1
	snake.stack(1) = seg2
	
	snake.target.x = ctx.params.snake_start_x + 1
	snake.target.y = ctx.params.snake_start_y
	
	snake.do_free = False
	
	ctx.snake = snake
End Sub

Sub drawArena
	sheet = thisComponent.sheets(0)
	arena_color = RGB(ctx.params.arena_color(0), ctx.params.arena_color(1),ctx.params.arena_color(2))
	x = ctx.params.arena_x
	y = ctx.params.arena_y
	w = ctx.params.arena_width
	h = ctx.params.arena_height
	
	For i=x to x+w+1
		sheet.getCellByPosition(i, y).CellBackColor = arena_color
		sheet.getCellByPosition(i, y+h+1).CellBackColor = arena_color
	Next i
	For i=y+1 to y+h
		sheet.getCellByPosition(x, i).CellBackColor = arena_color
		sheet.getCellByPosition(x+w+1, i).CellBackColor = arena_color
	Next i
	For i=x+1 to x+w
		For j=y+1 to y+h
			sheet.getCellByPosition(i, j).IsCellBackgroundTransparent=True
		Next j
	Next i
End Sub
	
Sub loadParameters
	sheet = thisComponent.sheets(0)
	arena_x = sheet.getCellByPosition(1, 3)
	arena_y = sheet.getCellByPosition(1, 4)
	arena_width = sheet.getCellByPosition(1, 5)
	arena_height = sheet.getCellByPosition(1, 6)
	snake_start_x = sheet.getCellByPosition(1, 7)
	snake_start_y = sheet.getCellByPosition(1, 8)
	delay = sheet.getCellByPosition(1, 9)
	snake_color_R = sheet.getCellByPosition(1, 10)
	snake_color_G = sheet.getCellByPosition(2, 10)
	snake_color_B = sheet.getCellByPosition(3, 10)
	arena_color_R = sheet.getCellByPosition(1, 11)
	arena_color_G = sheet.getCellByPosition(2, 11)
	arena_color_B = sheet.getCellByPosition(3, 11)
	bounty_color_R = sheet.getCellByPosition(1, 12)
	bounty_color_G = sheet.getCellByPosition(2, 12)
	bounty_color_B = sheet.getCellByPosition(3, 12)
	
	Dim params as new Parameters
	
	params.arena_x = arena_x.value
	params.arena_y = arena_y.value
	params.arena_width = arena_width.value
	params.arena_height = arena_height.value
	params.snake_start_x = snake_start_x.value
	params.snake_start_y = snake_start_y.value
	params.delay = delay.value
	params.snake_color(0) = snake_color_R.value
	params.snake_color(1) = snake_color_G.value
	params.snake_color(2) = snake_color_B.value
	params.arena_color(0) = arena_color_R.value
	params.arena_color(1) = arena_color_G.value
	params.arena_color(2) = arena_color_B.value
	params.bounty_color(0) = bounty_color_R.value
	params.bounty_color(1) = bounty_color_G.value
	params.bounty_color(2) = bounty_color_B.value
	
	ctx.params = params
End Sub

Sub onKeyUp
	if ctx.snake.dir.y = 0 then
		ctx.snake.dir.y = -1
		ctx.snake.dir.x = 0
	end if
End Sub

Sub onKeyDown
	if ctx.snake.dir.y = 0 then
		ctx.snake.dir.y = 1
		ctx.snake.dir.x = 0
	end if
End Sub

Sub onKeyLeft
	if ctx.snake.dir.x = 0 then
		ctx.snake.dir.x = -1
		ctx.snake.dir.y = 0
	end if
End Sub

Sub onKeyRight
	if ctx.snake.dir.x = 0 then
		ctx.snake.dir.x = 1
		ctx.snake.dir.y = 0
	end if
End Sub

Sub installShortcuts
    SetCommandShortcut( CreateKeyEvent( 0, com.sun.star.awt.Key.UP ), "vnd.sun.star.script:Standard.Snake.onKeyUp?language=Basic&amp;location=document")
    SetCommandShortcut( CreateKeyEvent( 0, com.sun.star.awt.Key.DOWN ), "vnd.sun.star.script:Standard.Snake.onKeyDown?language=Basic&amp;location=document")
    SetCommandShortcut( CreateKeyEvent( 0, com.sun.star.awt.Key.LEFT ), "vnd.sun.star.script:Standard.Snake.onKeyLeft?language=Basic&amp;location=document")
    SetCommandShortcut( CreateKeyEvent( 0, com.sun.star.awt.Key.RIGHT ), "vnd.sun.star.script:Standard.Snake.onKeyRight?language=Basic&amp;location=document")
End Sub

Sub uninstallShortcuts
	RemoveCOmmandShortcut("vnd.sun.star.script:Standard.Snake.onKeyUp?language=Basic&amp;location=document")
	RemoveCOmmandShortcut("vnd.sun.star.script:Standard.Snake.onKeyDown?language=Basic&amp;location=document")
	RemoveCOmmandShortcut("vnd.sun.star.script:Standard.Snake.onKeyLeft?language=Basic&amp;location=document")
	RemoveCOmmandShortcut("vnd.sun.star.script:Standard.Snake.onKeyRight?language=Basic&amp;location=document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nake"/>
  <library:element library:name="shortcuts"/>
</library:library>
</file>

<file path=Basic/Standard/shortcuts.xml><?xml version="1.0" encoding="utf-8"?>
<!DOCTYPE module  PUBLIC '-//OpenOffice.org//DTD OfficeDocument 1.0//EN'  'module.dtd'>
<script:module xmlns:script="http://openoffice.org/2000/script" script:name="shortcuts" script:language="StarBasic" script:moduleType="normal">REM  *****  BASIC  *****

Sub Main

End Sub

REM https://ask.libreoffice.org/en/question/77006/how-can-i-write-a-macro-to-assign-a-shortcut-to-another-macro/
Function getShortCutManager()
	REM Return the ShortCutManager for the current Office Module.
    Dim oModuleManager As Object, oModuleIdent
    Dim oModuleConfigManager As Object, oModuleConfigManagerSupplier As Object
    oModuleManager = createUnoService( "com.sun.star.frame.ModuleManager" )
    oModuleIdent = oModuleManager.identify( ThisComponent )
    oModuleConfigManagerSupplier = createUnoService( "com.sun.star.ui.ModuleUIConfigurationManagerSupplier" )
    oModuleConfigManager = oModuleConfigManagerSupplier.getUIConfigurationManager( oModuleIdent )
    getShortCutManager = oModuleConfigManager.getShortCutManager()
End Function

Sub SetCommandShortcut( oKeyEvent, strCommandURL as String )
	REM Adapted from code by Paolo Mantovani.
	REM Connects a Keyboard Shortcut to a certain Command, such as a macro or UNO dispatch.
	REM   &lt;oKeyEvent&gt;:      com.sun.star.awt.KeyEvent representing the Keyboard Shortcut for this Command.
	REM   &lt;strCommandURL&gt;:  the Command to which the Keyboard Shortcut will be attached.
	REM Example call:
	REM strCommandURL = "vnd.sun.star.script:Standard.Module1.Main?language=Basic&amp;location=document"
	REM oKeyEvent = CreateKeyEvent( 2, com.sun.star.awt.Key.J )     REM Ctrl-J
	REM SetCommandShortcut( oKeyEvent, strCommandURL )
    Dim oShortCutManager As Object
    oShortCutManager = getShortCutManager()
    oShortCutManager.setKeyEvent( oKeyEvent, strCommandURL )
    oShortCutManager.store()
End Sub
Function CreateKeyEvent( iModifiers as Integer, iKeyCode as Integer ) As com.sun.star.awt.KeyEvent
	REM Construct and return a KeyEvent structure.
    Dim aKeyEvent As New com.sun.star.awt.KeyEvent
    aKeyEvent.Modifiers = iModifiers
    aKeyEvent.KeyCode = iKeyCode
    CreateKeyEvent = aKeyEvent
End Function

Sub RemoveCommandShortcut( strCommandURL as String )
	REM Removes all the Keyboard Shortcut(s) associated with the specified Command.
	REM &lt;strCommandURL&gt;: a Command that has one or more Keyboard Shortcuts to be removed from it.
    Dim oShortCutManager As Object
    oShortCutManager = getShortCutManager()
    oShortCutManager.removeCommandFromAllKeyEvents( strCommandURL ) 
    oShortCutManager.store(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